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e40" officeooo:paragraph-rsid="000db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fication:</text:p>
      <text:p text:style-name="P1"/>
      <text:p text:style-name="P1">Python is a better choice, because is much more terse and syntactically clean, so we can focus on what really matters - understanding the data structures and, more importantly, the algorithms which operate against them.Language takes a secondary place as it is more important to understand the concepts rather than focusing more about the syntax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15:23.203130214</meta:creation-date>
    <dc:date>2023-01-18T11:21:06.431535632</dc:date>
    <meta:editing-duration>PT5M43S</meta:editing-duration>
    <meta:editing-cycles>1</meta:editing-cycles>
    <meta:document-statistic meta:table-count="0" meta:image-count="0" meta:object-count="0" meta:page-count="1" meta:paragraph-count="2" meta:word-count="56" meta:character-count="360" meta:non-whitespace-character-count="306"/>
    <meta:generator>LibreOffice/6.4.7.2$Linux_X86_64 LibreOffice_project/40$Build-2</meta:generator>
  </office:meta>
</office:document-meta>
</file>